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">
      <style:text-properties officeooo:paragraph-rsid="0019a1df"/>
    </style:style>
    <style:style style:name="P3" style:family="paragraph" style:parent-style-name="Text_20_body">
      <style:text-properties fo:font-size="18pt" officeooo:rsid="001a3797" officeooo:paragraph-rsid="001a3797" style:font-size-asian="18pt" style:font-size-complex="18pt"/>
    </style:style>
    <style:style style:name="P4" style:family="paragraph" style:parent-style-name="Heading_20_1">
      <style:text-properties fo:font-size="36pt" style:font-size-asian="36pt" style:font-size-complex="36pt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font-name="Comic Sans MS" fo:font-size="32pt" style:font-size-asian="32pt" style:font-size-complex="32pt"/>
    </style:style>
    <style:style style:name="T2" style:family="text">
      <style:text-properties style:font-name="Comic Sans MS" fo:font-size="32pt" officeooo:rsid="0019a1df" style:font-size-asian="32pt" style:font-size-complex="32pt"/>
    </style:style>
    <style:style style:name="T3" style:family="text">
      <style:text-properties style:font-name="Comic Sans MS" fo:font-size="32pt" officeooo:rsid="001b51d7" style:font-size-asian="32pt" style:font-size-complex="32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2.1665in" fo:margin-bottom="0in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aspberry Pi Petting Zoo</text:h>
      <text:p text:style-name="P1"><draw:frame draw:style-name="fr1" draw:name="graphics1" text:anchor-type="paragraph" svg:x="3.5071in" svg:y="-0.0563in" svg:width="3.6819in" svg:height="3.6819in" draw:z-index="0"><draw:image xlink:href="http://cdn.shopify.com/s/files/1/0188/6794/products/B_Pi_1_of_4_1024x1024.JPG?v=1405095882" xlink:type="simple" xlink:show="embed" xlink:actuate="onLoad"/></draw:frame></text:p>
      <text:p text:style-name="P1"><draw:frame draw:style-name="fr2" draw:name="graphics3" text:anchor-type="paragraph" svg:x="-0.8917in" svg:y="2.1465in" svg:width="5.3673in" svg:height="3.0217in" draw:z-index="2"><draw:image xlink:href="http://i.kinja-img.com/gawker-media/image/upload/s--79Rb7dli--/c_fit,fl_progressive,q_80,w_636/vsrmh9y1ca5okkwbzsp0.jpg" xlink:type="simple" xlink:show="embed" xlink:actuate="onLoad"/></draw:frame></text:p>
      <text:p text:style-name="P1"><draw:frame draw:style-name="fr1" draw:name="graphics4" text:anchor-type="paragraph" svg:x="4.4445in" svg:y="-0.0472in" svg:width="2.8902in" svg:height="2.8902in" draw:z-index="1"><draw:image xlink:href="http://www.electronicspecifier.com/cms/images/medium/CYT008_PiHub2.jpg" xlink:type="simple" xlink:show="embed" xlink:actuate="onLoad"/></draw:frame></text:p>
      <text:p text:style-name="Text_20_body"/>
      <text:h text:style-name="Heading_20_2" text:outline-level="2"/>
      <text:p text:style-name="Text_20_body"/>
      <text:p text:style-name="P2"><text:span text:style-name="T2">Pick up (gently) </text:span><text:span text:style-name="T3">to</text:span><text:span text:style-name="T2"> get a closer look!</text:span></text:p>
      <text:h text:style-name="P5" text:outline-level="2"><text:span text:style-name="T2">D</text:span><text:span text:style-name="T1">emo Notes</text:span></text:h>
      <text:p text:style-name="Text_20_body"/>
      <text:p text:style-name="P3">Please keep an eye on these items, so that they don't accidentally walk 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Comic Sans MS1" fo:font-family="'Comic Sans MS'" style:font-style-name="Bold" style:font-family-generic="script" style:font-pitch="variable" fo:font-size="200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2:44:54</meta:creation-date>
    <dc:date>2015-02-13T12:29:59.892864136</dc:date>
    <meta:editing-duration>PT52M52S</meta:editing-duration>
    <meta:editing-cycles>8</meta:editing-cycles>
    <meta:generator>LibreOffice/4.3.3.2$Linux_X86_64 LibreOffice_project/430m0$Build-2</meta:generator>
    <meta:print-date>2015-02-12T22:10:34</meta:print-date>
    <meta:document-statistic meta:table-count="0" meta:image-count="3" meta:object-count="0" meta:page-count="2" meta:paragraph-count="4" meta:word-count="28" meta:character-count="149" meta:non-whitespace-character-count="125"/>
  </office:meta>
</office:document-meta>
</file>